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DejaVu Sans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66ff66" draw:fill="none" draw:textarea-vertical-align="middle"/>
    </style:style>
    <style:style style:name="gr8" style:family="graphic" style:parent-style-name="objectwithoutfill">
      <style:graphic-properties svg:stroke-color="#99ff66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10" style:family="graphic" style:parent-style-name="objectwithoutfill">
      <style:graphic-properties svg:stroke-color="#ff6600" draw:fill="none" draw:textarea-vertical-align="middle"/>
    </style:style>
    <style:style style:name="gr11" style:family="graphic" style:parent-style-name="objectwithoutfill">
      <style:graphic-properties svg:stroke-color="#ff6600" draw:fill="none" draw:fill-color="#ff6600" draw:fill-image-width="0cm" draw:fill-image-height="0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fill-color="#ff6600" draw:fill-image-width="0cm" draw:fill-image-height="0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5" style:family="graphic" style:parent-style-name="standard">
      <style:graphic-properties draw:fill="solid" draw:fill-color="#ffff66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6600" draw:fill-image-width="0cm" draw:fill-image-height="0cm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fill-color="#ff6600" draw:fill-image-width="0cm" draw:fill-image-height="0cm" draw:textarea-vertical-align="middle"/>
    </style:style>
    <style:style style:name="gr18" style:family="graphic" style:parent-style-name="standard">
      <style:graphic-properties draw:fill="none" draw:fill-color="#ff6600" draw:fill-image-width="0cm" draw:fill-image-height="0cm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154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7" style:family="text">
      <style:text-properties style:text-position="33% 58%" fo:font-size="22pt" style:font-size-asian="22pt" style:font-size-complex="22pt"/>
    </style:style>
    <style:style style:name="T8" style:family="text">
      <style:text-properties style:text-position="0% 100%" fo:font-size="22pt" style:font-size-asian="22pt" style:font-size-complex="22pt"/>
    </style:style>
    <style:style style:name="T9" style:family="text">
      <style:text-properties style:text-position="-33% 58%" fo:font-size="22pt" style:font-size-asian="22pt" style:font-size-complex="22pt"/>
    </style:style>
    <style:style style:name="T10" style:family="text">
      <style:text-properties style:text-position="0% 100%" style:font-name="Liberation Serif1" fo:font-size="22pt" style:font-name-asian="Liberation Serif1" style:font-size-asian="22pt" style:font-name-complex="Liberation Serif1" style:font-size-complex="22pt"/>
    </style:style>
    <style:style style:name="T11" style:family="text">
      <style:text-properties style:text-position="0% 100%" style:font-name="Liberation Serif" fo:font-size="22pt" style:font-name-asian="Liberation Sans3" style:font-size-asian="22pt" style:font-name-complex="Liberation Sans3" style:font-size-complex="22pt"/>
    </style:style>
    <style:style style:name="T12" style:family="text">
      <style:text-properties style:text-position="-33% 58%"/>
    </style:style>
    <style:style style:name="T13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16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7" style:family="text">
      <style:text-properties style:text-position="33% 58%" fo:font-size="24pt" style:font-size-asian="24pt" style:font-size-complex="24pt"/>
    </style:style>
    <style:style style:name="T18" style:family="text">
      <style:text-properties style:text-position="-33% 58%" fo:font-size="24pt" style:font-size-asian="24pt" style:font-size-complex="24pt"/>
    </style:style>
    <style:style style:name="T19" style:family="text">
      <style:text-properties style:text-position="0% 100%" fo:font-size="24pt" style:font-size-asian="24pt" style:font-size-complex="24pt"/>
    </style:style>
    <style:style style:name="T20" style:family="text">
      <style:text-properties style:text-position="0% 100%" style:font-name="Liberation Sans3" fo:font-size="24pt" style:font-name-asian="Liberation Sans3" style:font-size-asian="24pt" style:font-name-complex="Liberation Sans3" style:font-size-complex="24pt"/>
    </style:style>
    <style:style style:name="T21" style:family="text">
      <style:text-properties style:text-position="0% 100%" style:font-name="Liberation Sans" fo:font-size="24pt" style:font-name-asian="Liberation Sans3" style:font-size-asian="24pt" style:font-name-complex="Liberation Sans3" style:font-size-complex="24pt"/>
    </style:style>
    <style:style style:name="T22" style:family="text">
      <style:text-properties style:text-position="0% 100%" fo:font-size="24pt" style:font-name-asian="Liberation Sans3" style:font-size-asian="24pt" style:font-name-complex="Liberation Sans3" style:font-size-complex="24pt"/>
    </style:style>
    <style:style style:name="T23" style:family="text">
      <style:text-properties style:text-position="33% 58%" fo:font-size="24pt" style:font-name-asian="Liberation Sans3" style:font-size-asian="24pt" style:font-name-complex="Liberation Sans3" style:font-size-complex="24pt"/>
    </style:style>
    <style:style style:name="T24" style:family="text">
      <style:text-properties style:text-position="-33% 58%" fo:font-size="24pt" style:font-name-asian="Liberation Sans3" style:font-size-asian="24pt" style:font-name-complex="Liberation Sans3" style:font-size-complex="24pt"/>
    </style:style>
    <style:style style:name="T25" style:family="text">
      <style:text-properties style:text-position="33% 58%" style:font-name="Liberation Sans3" fo:font-size="24pt" style:font-name-asian="Liberation Sans3" style:font-size-asian="24pt" style:font-name-complex="Liberation Sans3" style:font-size-complex="24pt"/>
    </style:style>
    <style:style style:name="T26" style:family="text">
      <style:text-properties style:text-position="-33% 58%" style:font-name="Liberation Sans3" fo:font-size="24pt" style:font-name-asian="Liberation Sans3" style:font-size-asian="24pt" style:font-name-complex="Liberation Sans3" style:font-size-complex="24pt"/>
    </style:style>
    <style:style style:name="T27" style:family="text">
      <style:text-properties style:text-position="-33% 58%" style:font-name="Liberation Sans" fo:font-size="24pt" style:font-name-asian="Liberation Sans3" style:font-size-asian="24pt" style:font-name-complex="Liberation Sans3" style:font-size-complex="24pt"/>
    </style:style>
    <style:style style:name="T28" style:family="text">
      <style:text-properties style:text-position="33% 58%" fo:font-size="44pt" style:font-size-asian="44pt" style:font-size-complex="44pt"/>
    </style:style>
    <style:style style:name="T29" style:family="text">
      <style:text-properties style:text-position="-33% 58%" fo:font-size="44pt" style:font-size-asian="44pt" style:font-size-complex="44pt"/>
    </style:style>
    <style:style style:name="T30" style:family="text">
      <style:text-properties style:text-position="0% 100%" fo:font-size="44pt" style:font-size-asian="44pt" style:font-size-complex="44pt"/>
    </style:style>
    <style:style style:name="T31" style:family="text">
      <style:text-properties style:text-position="0% 100%" style:font-name="Liberation Sans3" fo:font-size="44pt" style:font-name-asian="Liberation Sans3" style:font-size-asian="44pt" style:font-name-complex="Liberation Sans3" style:font-size-complex="44pt"/>
    </style:style>
    <style:style style:name="T32" style:family="text">
      <style:text-properties style:text-position="0% 100%" style:font-name="Liberation Sans" fo:font-size="44pt" style:font-name-asian="Liberation Sans3" style:font-size-asian="44pt" style:font-name-complex="Liberation Sans3" style:font-size-complex="44pt"/>
    </style:style>
    <style:style style:name="T33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34" style:family="text">
      <style:text-properties fo:color="#336699"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35" style:family="text">
      <style:text-properties fo:color="#336699" style:text-position="33% 58%" style:font-name="Liberation Sans3" fo:font-size="22pt" style:font-name-asian="Liberation Sans3" style:font-size-asian="22pt" style:font-name-complex="Liberation Sans3" style:font-size-complex="22pt"/>
    </style:style>
    <style:style style:name="T36" style:family="text">
      <style:text-properties fo:color="#009933"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37" style:family="text">
      <style:text-properties fo:color="#000000"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38" style:family="text">
      <style:text-properties fo:color="#000000" style:text-position="33% 58%" style:font-name="Liberation Sans3" fo:font-size="22pt" style:font-name-asian="Liberation Sans3" style:font-size-asian="22pt" style:font-name-complex="Liberation Sans3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onction de modélis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2.294cm" presentation:class="title" presentation:user-transformed="true">
          <draw:text-box>
            <text:p>Pourquoi ?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Permettre de construire la BFS (Best Fit Sphere) qui servira de référence lors de l'allocation des couleurs </text:p>
              </text:list-item>
              <text:list-item>
                <text:p text:style-name="P1">Complété les valeurs manquante lié à l'acquisition de la corné par le pentacam</text:p>
              </text:list-item>
              <text:list-item>
                <text:p text:style-name="P1">Trouvé la maladie li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del Linéaire</text:p>
          </draw:text-box>
        </draw:frame>
        <draw:frame presentation:style-name="pr5" draw:text-style-name="P2" draw:layer="layout" svg:width="15.799cm" svg:height="5.379cm" svg:x="6.201cm" svg:y="4.821cm" presentation:class="outline" presentation:user-transformed="true">
          <draw:text-box>
            <text:p text:style-name="P2">C(<text:span text:style-name="T1">ρ</text:span>,<text:span text:style-name="T1">θ</text:span>) = A.<text:span text:style-name="T1">Ψ(ρ,θ) + ε(ρ,θ)</text:span></text:p>
            <text:p text:style-name="P2"><text:span text:style-name="T1">C = A.Ψ + ε</text:span></text:p>
          </draw:text-box>
        </draw:frame>
        <draw:frame draw:style-name="gr2" draw:layer="layout" svg:width="22.35cm" svg:height="4.517cm" svg:x="3cm" svg:y="12cm">
          <draw:text-box>
            <text:p text:style-name="P2">C : Matrice de donnée (les donnée de la cornée pour nous)</text:p>
            <text:p text:style-name="P2"><text:span text:style-name="T1">Ψ : fonction permettant de trouver la matrice la mieux adapté</text:span></text:p>
            <text:p text:style-name="P2"><text:span text:style-name="T1">A : coefficient </text:span></text:p>
            <text:p text:style-name="P2"><text:span text:style-name="T1"><text:s/></text:span><text:span text:style-name="T1">ε</text:span><text:span text:style-name="T1"> </text:span><text:span text:style-name="T1">: <text:s/>erreur</text:span></text:p>
            <text:p text:style-name="P2"><text:span text:style-name="T1">ρ : rayon</text:span></text:p>
            <text:p text:style-name="P2"><text:span text:style-name="T1">θ : angle azimutal (mesure d'angle dans un système de coordonée sphériqu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201cm" svg:y="2.6cm" presentation:class="title" presentation:user-transformed="true">
          <draw:text-box>
            <text:p>Première étape</text:p>
          </draw:text-box>
        </draw:frame>
        <draw:frame presentation:style-name="pr6" draw:layer="layout" svg:width="25.199cm" svg:height="3.4cm" svg:x="1.6cm" svg:y="8cm" presentation:class="outline" presentation:user-transformed="true">
          <draw:text-box>
            <text:list text:style-name="L2">
              <text:list-header>
                <text:p>Changer la matrice de coordonnée cartésienne (x, y) en matrice de coordonée polaire (r,<text:span text:style-name="T1">θ)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ordonnée Cartésienne et coordonnée polaire</text:p>
          </draw:text-box>
        </draw:frame>
        <draw:line draw:style-name="gr3" draw:text-style-name="P2" draw:layer="layout" svg:x1="10.4cm" svg:y1="6.4cm" svg:x2="10.4cm" svg:y2="14cm">
          <text:p/>
        </draw:line>
        <draw:line draw:style-name="gr3" draw:text-style-name="P2" draw:layer="layout" svg:x1="18.2cm" svg:y1="12.3cm" svg:x2="8.4cm" svg:y2="12.3cm">
          <text:p/>
        </draw:line>
        <draw:frame draw:style-name="gr2" draw:layer="layout" svg:width="0.82cm" svg:height="0.962cm" svg:x="9.4cm" svg:y="4.238cm">
          <draw:text-box>
            <text:p>y</text:p>
          </draw:text-box>
        </draw:frame>
        <draw:frame draw:style-name="gr4" draw:layer="layout" svg:width="0.502cm" svg:height="0.962cm" svg:x="16.2cm" svg:y="12.6cm">
          <draw:text-box>
            <text:p/>
          </draw:text-box>
        </draw:frame>
        <draw:frame draw:style-name="gr4" draw:layer="layout" svg:width="0.502cm" svg:height="0.962cm" svg:x="14.2cm" svg:y="12.6cm">
          <draw:text-box>
            <text:p/>
          </draw:text-box>
        </draw:frame>
        <draw:frame draw:style-name="gr2" draw:layer="layout" svg:width="0.82cm" svg:height="0.962cm" svg:x="19.98cm" svg:y="12.2cm">
          <draw:text-box>
            <text:p>x</text:p>
          </draw:text-box>
        </draw:frame>
        <draw:frame draw:style-name="gr2" draw:layer="layout" svg:width="0.997cm" svg:height="0.962cm" svg:x="9.6cm" svg:y="12.3cm">
          <draw:text-box>
            <text:p>O</text:p>
          </draw:text-box>
        </draw:frame>
        <draw:frame draw:style-name="gr2" draw:layer="layout" svg:width="0.642cm" svg:height="0.962cm" svg:x="10.8cm" svg:y="12.3cm">
          <draw:text-box>
            <text:p>i</text:p>
          </draw:text-box>
        </draw:frame>
        <draw:frame draw:style-name="gr2" draw:layer="layout" svg:width="0.642cm" svg:height="0.962cm" svg:x="9.8cm" svg:y="11.2cm">
          <draw:text-box>
            <text:p>j</text:p>
          </draw:text-box>
        </draw:frame>
        <draw:line draw:style-name="gr5" draw:text-style-name="P2" draw:layer="layout" svg:x1="10.4cm" svg:y1="12.3cm" svg:x2="10.4cm" svg:y2="10cm">
          <text:p/>
        </draw:line>
        <draw:line draw:style-name="gr5" draw:text-style-name="P2" draw:layer="layout" svg:x1="10.4cm" svg:y1="12.3cm" svg:x2="12.4cm" svg:y2="12.3cm">
          <text:p/>
        </draw:line>
        <draw:line draw:style-name="gr5" draw:text-style-name="P2" draw:layer="layout" svg:x1="12.3cm" svg:y1="12.3cm" svg:x2="19.9cm" svg:y2="12.3cm">
          <text:p/>
        </draw:line>
        <draw:line draw:style-name="gr5" draw:text-style-name="P2" draw:layer="layout" svg:x1="10.4cm" svg:y1="12.162cm" svg:x2="10.4cm" svg:y2="5.2cm">
          <text:p/>
        </draw:line>
        <draw:custom-shape draw:style-name="gr6" draw:text-style-name="P2" draw:layer="layout" svg:width="1.2cm" svg:height="1.2cm" svg:x="15cm" svg:y="6.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layer="layout" svg:width="1.031cm" svg:height="0.962cm" svg:x="14.8cm" svg:y="6cm">
          <draw:text-box>
            <text:p>M</text:p>
          </draw:text-box>
        </draw:frame>
        <draw:path draw:style-name="gr7" draw:text-style-name="P2" draw:layer="layout" svg:width="0.396cm" svg:height="0cm" draw:transform="rotate (-1.5707963267949) translate (15.567cm 8.378cm)" svg:viewBox="0 0 397 0" svg:d="M0 0h397">
          <text:p/>
        </draw:path>
        <draw:line draw:style-name="gr7" draw:text-style-name="P2" draw:layer="layout" svg:x1="15.6cm" svg:y1="9.4cm" svg:x2="15.6cm" svg:y2="10cm">
          <text:p/>
        </draw:line>
        <draw:line draw:style-name="gr8" draw:text-style-name="P2" draw:layer="layout" svg:x1="12cm" svg:y1="7.4cm" svg:x2="11.4cm" svg:y2="7.4cm">
          <text:p/>
        </draw:line>
        <draw:line draw:style-name="gr8" draw:text-style-name="P2" draw:layer="layout" svg:x1="13.7cm" svg:y1="7.4cm" svg:x2="12.8cm" svg:y2="7.4cm">
          <text:p/>
        </draw:line>
        <draw:line draw:style-name="gr8" draw:text-style-name="P2" draw:layer="layout" svg:x1="15cm" svg:y1="7.4cm" svg:x2="14.4cm" svg:y2="7.4cm">
          <text:p/>
        </draw:line>
        <draw:line draw:style-name="gr7" draw:text-style-name="P2" draw:layer="layout" svg:x1="15.6cm" svg:y1="12cm" svg:x2="15.6cm" svg:y2="12.3cm">
          <text:p/>
        </draw:line>
        <draw:line draw:style-name="gr7" draw:text-style-name="P2" draw:layer="layout" svg:x1="15.6cm" svg:y1="11.3cm" svg:x2="15.6cm" svg:y2="11.9cm">
          <text:p/>
        </draw:line>
        <draw:line draw:style-name="gr7" draw:text-style-name="P2" draw:layer="layout" svg:x1="15.6cm" svg:y1="10.4cm" svg:x2="15.6cm" svg:y2="11cm">
          <text:p/>
        </draw:line>
        <draw:line draw:style-name="gr8" draw:text-style-name="P2" draw:layer="layout" svg:x1="11cm" svg:y1="7.4cm" svg:x2="10.4cm" svg:y2="7.4cm">
          <text:p/>
        </draw:line>
        <draw:frame draw:style-name="gr2" draw:layer="layout" svg:width="0.82cm" svg:height="0.962cm" svg:x="15.4cm" svg:y="12.6cm">
          <draw:text-box>
            <text:p>x</text:p>
          </draw:text-box>
        </draw:frame>
        <draw:frame draw:style-name="gr9" draw:layer="layout" svg:width="0.76cm" svg:height="0.972cm" draw:transform="rotate (-0.0300196631343026) translate (9.04cm 6.8cm)">
          <draw:text-box>
            <text:p>y</text:p>
          </draw:text-box>
        </draw:frame>
        <draw:line draw:style-name="gr10" draw:text-style-name="P2" draw:layer="layout" svg:x1="10.4cm" svg:y1="12.3cm" svg:x2="15.4cm" svg:y2="7.6cm">
          <text:p/>
        </draw:line>
        <draw:path draw:style-name="gr10" draw:text-style-name="P2" draw:layer="layout" svg:width="1.19cm" svg:height="1.517cm" svg:x="12.083cm" svg:y="10.829cm" svg:viewBox="0 0 1191 1518" svg:d="M0 19c464-82 1053 97 1191 617v441l-221 441">
          <text:p/>
        </draw:path>
        <draw:path draw:style-name="gr10" draw:text-style-name="P2" draw:layer="layout" svg:width="0.307cm" svg:height="0cm" svg:x="11.951cm" svg:y="10.804cm" svg:viewBox="0 0 308 0" svg:d="M0 0h308">
          <text:p/>
        </draw:path>
        <draw:line draw:style-name="gr11" draw:text-style-name="P2" draw:layer="layout" svg:x1="2.8cm" svg:y1="16.4cm" svg:x2="4cm" svg:y2="16.4cm">
          <text:p/>
        </draw:line>
        <draw:frame draw:style-name="gr12" draw:layer="layout" svg:width="8.067cm" svg:height="0.962cm" svg:x="4.8cm" svg:y="15.8cm">
          <draw:text-box>
            <text:p>Coordonnée polaire M(r, <text:span text:style-name="T1">θ)</text:span></text:p>
          </draw:text-box>
        </draw:frame>
        <draw:line draw:style-name="gr13" draw:text-style-name="P2" draw:layer="layout" svg:x1="2.8cm" svg:y1="17.7cm" svg:x2="4cm" svg:y2="17.7cm">
          <text:p/>
        </draw:line>
        <draw:frame draw:style-name="gr12" draw:layer="layout" svg:width="9.553cm" svg:height="0.962cm" svg:x="4.8cm" svg:y="17.238cm">
          <draw:text-box>
            <text:p>Coordonnée cartésienne M(x, y)</text:p>
          </draw:text-box>
        </draw:frame>
        <draw:frame draw:style-name="gr12" draw:layer="layout" svg:width="0.853cm" svg:height="0.962cm" svg:x="13.274cm" svg:y="10.829cm">
          <draw:text-box>
            <text:p><text:span text:style-name="T1">θ</text:span></text:p>
          </draw:text-box>
        </draw:frame>
        <draw:frame draw:style-name="gr12" draw:layer="layout" svg:width="2.174cm" svg:height="0.996cm" svg:x="10.805cm" svg:y="9.038cm">
          <draw:text-box>
            <text:p><text:span text:style-name="T2">ρ</text:span><text:span text:style-name="T3"> ou r</text:span></text:p>
          </draw:text-box>
        </draw:frame>
        <draw:frame draw:style-name="gr12" draw:layer="layout" svg:width="3.524cm" svg:height="0.962cm" svg:x="21.4cm" svg:y="7.8cm">
          <draw:text-box>
            <text:p><text:span text:style-name="T1">θ</text:span><text:span text:style-name="T3"> = (i, OM)</text:span></text:p>
          </draw:text-box>
        </draw:frame>
        <draw:frame draw:style-name="gr14" draw:layer="layout" svg:width="17.4cm" svg:height="0.962cm" svg:x="0.2cm" svg:y="19.8cm">
          <draw:text-box>
            <text:p>https://www.youtube.com/watch?v=af66qenv0b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Passage de cartésien à polaire </text:span></text:p>
          </draw:text-box>
        </draw:frame>
        <draw:frame presentation:style-name="pr6" draw:layer="layout" svg:width="23.556cm" svg:height="5.286cm" svg:x="3.444cm" svg:y="4.714cm" presentation:class="outline" presentation:user-transformed="true">
          <draw:text-box>
            <text:p><text:span text:style-name="T5">r = </text:span><text:span text:style-name="T6">√</text:span><text:span text:style-name="T5">(x</text:span><text:span text:style-name="T7">2</text:span><text:span text:style-name="T8">+y</text:span><text:span text:style-name="T7">2</text:span><text:span text:style-name="T8">) / r</text:span><text:span text:style-name="T9">max</text:span></text:p>
            <text:p><text:span text:style-name="T8">R</text:span><text:span text:style-name="T9">max</text:span><text:span text:style-name="T8"> =&gt; milieu de la matrice (ex : matrice 101 x 101 r</text:span><text:span text:style-name="T9">max </text:span><text:span text:style-name="T8">= 50,5)</text:span></text:p>
            <text:p><text:span text:style-name="T10">θ</text:span><text:span text:style-name="T11"> =&gt; doit être situé entre 0 et 2</text:span><text:span text:style-name="T10">π (next diap)</text:span></text:p>
            <text:p><text:span text:style-name="T10">z (l'élévation) reste le même</text:span></text:p>
          </draw:text-box>
        </draw:frame>
        <draw:custom-shape draw:style-name="gr15" draw:text-style-name="P2" draw:layer="layout" svg:width="7.8cm" svg:height="5.8cm" svg:x="9.4cm" svg:y="12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8cm" svg:height="5.8cm" svg:x="9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3.2cm" svg:y1="15.4cm" svg:x2="9.4cm" svg:y2="15.4cm">
          <text:p/>
        </draw:line>
        <draw:frame draw:style-name="gr12" draw:layer="layout" svg:width="2.686cm" svg:height="1.673cm" svg:x="12cm" svg:y="15.8cm">
          <draw:text-box>
            <text:p>(51, 51)</text:p>
            <text:p><text:s text:c="2"/>X <text:s text:c="3"/>y</text:p>
          </draw:text-box>
        </draw:frame>
        <draw:custom-shape draw:style-name="gr16" draw:text-style-name="P2" draw:layer="layout" svg:width="1cm" svg:height="1cm" svg:x="12.6cm" svg:y="14.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17" draw:text-style-name="P2" draw:layer="layout" svg:x1="20cm" svg:y1="12.2cm" svg:x2="17.2cm" svg:y2="13.2cm">
          <text:p/>
        </draw:line>
        <draw:frame draw:style-name="gr12" draw:layer="layout" svg:width="5.54cm" svg:height="0.962cm" svg:x="20.2cm" svg:y="11.6cm">
          <draw:text-box>
            <text:p>Matrice 101 x 101</text:p>
          </draw:text-box>
        </draw:frame>
        <draw:line draw:style-name="gr17" draw:text-style-name="P2" draw:layer="layout" svg:x1="20.2cm" svg:y1="18.6cm" svg:x2="16.6cm" svg:y2="17.2cm">
          <text:p/>
        </draw:line>
        <draw:frame draw:style-name="gr12" draw:layer="layout" svg:width="4.723cm" svg:height="0.962cm" svg:x="20.6cm" svg:y="18.2cm">
          <draw:text-box>
            <text:p>Disque unitaire</text:p>
          </draw:text-box>
        </draw:frame>
        <draw:frame draw:style-name="gr12" draw:layer="layout" svg:width="1.408cm" svg:height="1.114cm" svg:x="10.592cm" svg:y="14.4cm">
          <draw:text-box>
            <text:p>r<text:span text:style-name="T12">ma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1">Calcul de θ</text:span></text:p>
          </draw:text-box>
        </draw:frame>
        <draw:frame presentation:style-name="pr6" draw:layer="layout" svg:width="25.199cm" svg:height="9.086cm" svg:x="6cm" svg:y="6.2cm" presentation:class="outline" presentation:user-transformed="true">
          <draw:text-box>
            <text:list text:style-name="L3">
              <text:list-item>
                <text:p>arctan(x/y) <text:tab/><text:tab/><text:tab/><text:tab/><text:tab/>si x &gt; 0 et y <text:span text:style-name="T1">≥</text:span><text:span text:style-name="T3"> 0</text:span></text:p>
              </text:list-item>
            </text:list>
            <text:list text:style-name="L4">
              <text:list-item>
                <text:p><text:span text:style-name="T3">arctan(x/y) + 2</text:span><text:span text:style-name="T1">π</text:span><text:span text:style-name="T3"> </text:span><text:span text:style-name="T3"><text:tab/></text:span><text:span text:style-name="T3"><text:tab/></text:span><text:span text:style-name="T3"><text:tab/></text:span><text:span text:style-name="T3">si x &gt; 0 et y &lt;</text:span><text:span text:style-name="T3"> 0</text:span></text:p>
              </text:list-item>
              <text:list-item>
                <text:p><text:span text:style-name="T3">arctan(x/y) + 2</text:span><text:span text:style-name="T1">π</text:span><text:span text:style-name="T3"> </text:span><text:span text:style-name="T3"><text:tab/></text:span><text:span text:style-name="T3"><text:tab/></text:span><text:span text:style-name="T3"><text:tab/></text:span><text:span text:style-name="T3">si x &lt; 0 </text:span></text:p>
              </text:list-item>
              <text:list-item>
                <text:p><text:span text:style-name="T1">π</text:span><text:span text:style-name="T3">/2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 x = 0 et y &gt; 0</text:span></text:p>
              </text:list-item>
              <text:list-item>
                <text:p><text:span text:style-name="T1">3π</text:span><text:span text:style-name="T3">/2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 x = 0 et y &lt; 0</text:span></text:p>
              </text:list-item>
            </text:list>
          </draw:text-box>
        </draw:frame>
        <draw:custom-shape draw:style-name="gr18" draw:text-style-name="P2" draw:layer="layout" svg:width="0.6cm" svg:height="8cm" svg:x="5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4" draw:layer="layout" svg:width="1.014cm" svg:height="1.28cm" svg:x="3cm" svg:y="9.6cm">
          <draw:text-box>
            <text:p><text:span text:style-name="T13">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1.8cm" presentation:class="title" presentation:user-transformed="true">
          <draw:text-box>
            <text:p>Passage de polaire à cartésien</text:p>
          </draw:text-box>
        </draw:frame>
        <draw:frame presentation:style-name="pr6" draw:text-style-name="P6" draw:layer="layout" svg:width="6.2cm" svg:height="3.086cm" svg:x="10.2cm" svg:y="7.8cm" presentation:class="outline" presentation:user-transformed="true">
          <draw:text-box>
            <text:p text:style-name="P5"><text:span text:style-name="T14">x = r cos(</text:span><text:span text:style-name="T15">θ</text:span><text:span text:style-name="T16">)</text:span></text:p>
            <text:p text:style-name="P5"><text:span text:style-name="T16">y = r sin(</text:span><text:span text:style-name="T15">θ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cm" svg:y="2.494cm" presentation:class="title" presentation:user-transformed="true">
          <draw:text-box>
            <text:p>Deuxième étape</text:p>
          </draw:text-box>
        </draw:frame>
        <draw:frame presentation:style-name="pr6" draw:layer="layout" svg:width="25.199cm" svg:height="2.886cm" svg:x="2.2cm" svg:y="9.514cm" presentation:class="outline" presentation:user-transformed="true">
          <draw:text-box>
            <text:list text:style-name="L2">
              <text:list-header>
                <text:p>Définir la fonction <text:span text:style-name="T1">Ψ</text:span><text:span text:style-name="T3"> qui va être utilisé. Dans notre cas nous allons utilisé zerniki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ernikie</text:p>
          </draw:text-box>
        </draw:frame>
        <draw:frame presentation:style-name="pr6" draw:text-style-name="P5" draw:layer="layout" svg:width="19.6cm" svg:height="5.886cm" svg:x="6.6cm" svg:y="4.2cm" presentation:class="outline" presentation:user-transformed="true">
          <draw:text-box>
            <text:list text:style-name="L3">
              <text:list-item>
                <text:p text:style-name="P5"><text:span text:style-name="T15">√</text:span><text:span text:style-name="T14">(2(n+1)) R</text:span><text:span text:style-name="T17">m</text:span><text:span text:style-name="T18">n</text:span><text:span text:style-name="T19">(</text:span><text:span text:style-name="T20">ρ</text:span><text:span text:style-name="T21">) cos (m</text:span><text:span text:style-name="T20">θ),</text:span><text:span text:style-name="T20"><text:tab/></text:span><text:span text:style-name="T20"><text:tab/></text:span><text:span text:style-name="T20">ρ paire, m </text:span><text:span text:style-name="T20">≠</text:span><text:span text:style-name="T20"> 0</text:span></text:p>
              </text:list-item>
            </text:list>
            <text:list text:style-name="L4">
              <text:list-item>
                <text:p text:style-name="P5"><text:span text:style-name="T20">√</text:span><text:span text:style-name="T22">(2(n+1)) R</text:span><text:span text:style-name="T23">m</text:span><text:span text:style-name="T24">n</text:span><text:span text:style-name="T22">(</text:span><text:span text:style-name="T20">ρ</text:span><text:span text:style-name="T21">) sin (m</text:span><text:span text:style-name="T20">θ),</text:span><text:span text:style-name="T20"><text:tab/></text:span><text:span text:style-name="T20"><text:tab/></text:span><text:span text:style-name="T20">ρ impaire, m ≠ 0</text:span></text:p>
              </text:list-item>
              <text:list-item>
                <text:p text:style-name="P5"><text:span text:style-name="T20">√</text:span><text:span text:style-name="T20">(n+1) R</text:span><text:span text:style-name="T25">0</text:span><text:span text:style-name="T26">n</text:span><text:span text:style-name="T20">(ρ</text:span><text:span text:style-name="T21">)</text:span><text:span text:style-name="T20">,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m = 0</text:span></text:p>
              </text:list-item>
            </text:list>
          </draw:text-box>
        </draw:frame>
        <draw:custom-shape draw:style-name="gr18" draw:text-style-name="P2" draw:layer="layout" svg:width="0.8cm" svg:height="5cm" svg:x="6.2cm" svg:y="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layer="layout" svg:width="3.287cm" svg:height="1.405cm" svg:x="1.6cm" svg:y="5.6cm">
          <draw:text-box>
            <text:p><text:span text:style-name="T14">Z</text:span><text:span text:style-name="T18">p</text:span><text:span text:style-name="T14">(</text:span><text:span text:style-name="T20">ρ,θ) </text:span></text:p>
          </draw:text-box>
        </draw:frame>
        <draw:frame draw:style-name="gr12" draw:layer="layout" svg:width="7.305cm" svg:height="3.095cm" svg:x="2.2cm" svg:y="11.4cm">
          <draw:text-box>
            <text:p>P =&gt; 1, …. , P</text:p>
            <text:p>m =&gt; degrées radial</text:p>
            <text:p>n =&gt; fréquence azimutal</text:p>
            <text:p><text:s/>Cf diap suivant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Degrées radial et fréquence azimut</text:p>
          </draw:text-box>
        </draw:frame>
        <draw:frame presentation:style-name="pr6" draw:text-style-name="P5" draw:layer="layout" svg:width="26.8cm" svg:height="12.179cm" svg:x="0.4cm" svg:y="5.2cm" presentation:class="outline" presentation:user-transformed="true">
          <draw:text-box>
            <text:list text:style-name="L2">
              <text:list-header>
                <text:p text:style-name="P5"><text:span text:style-name="T14">Ce sont des entiers qui satisfont la condition m </text:span><text:span text:style-name="T15">≤</text:span><text:span text:style-name="T16"> n avec n - |m| pair.</text:span></text:p>
                <text:p text:style-name="P5"><text:span text:style-name="T16"/></text:p>
                <text:p text:style-name="P6"><text:span text:style-name="T14">n = </text:span><text:span text:style-name="T26">└</text:span><text:span text:style-name="T16">q1</text:span><text:span text:style-name="T26">┘ </text:span><text:span text:style-name="T20">- 1</text:span></text:p>
                <text:p text:style-name="P6"><text:span text:style-name="T20">q1 <text:s/>= 0.5 (1 + √(8p – 7)), <text:s/>p = 1, ….. , P</text:span></text:p>
                <text:p text:style-name="P6"><text:span text:style-name="T20"/></text:p>
                <text:p text:style-name="P6"><text:span text:style-name="T20">m = q2 + (n + (q2 mod 2)mod 2)</text:span></text:p>
                <text:p text:style-name="P6"><text:span text:style-name="T20">q2 = </text:span><text:span text:style-name="T26">└</text:span><text:span text:style-name="T21">(n+1)(q</text:span><text:span text:style-name="T27">1 </text:span><text:span text:style-name="T21">- n - 1)</text:span><text:span text:style-name="T26">┘</text:span></text:p>
              </text:list-header>
            </text:list>
          </draw:text-box>
        </draw:frame>
        <draw:frame draw:style-name="gr12" draw:layer="layout" svg:width="16.548cm" svg:height="2.358cm" svg:x="2.6cm" svg:y="16.6cm">
          <draw:text-box>
            <text:list text:style-name="L1">
              <text:list-header>
                <text:p text:style-name="P1"><text:span text:style-name="T26">└ </text:span><text:span text:style-name="T26">. </text:span><text:span text:style-name="T26">┘</text:span><text:span text:style-name="T26"><text:tab/></text:span><text:span text:style-name="T26"><text:tab/></text:span><text:span text:style-name="T20">=&gt; <text:s/>arrondir au nombre le plus bas</text:span></text:p>
                <text:p text:style-name="P1"><text:span text:style-name="T20">mod </text:span><text:span text:style-name="T20"><text:tab/></text:span><text:span text:style-name="T20">=&gt; <text:s/>utilisé le modul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<text:span text:style-name="T4">Calcul du polynome R</text:span><text:span text:style-name="T28">m</text:span><text:span text:style-name="T29">n</text:span><text:span text:style-name="T30">(</text:span><text:span text:style-name="T31">ρ</text:span><text:span text:style-name="T32">)</text:span></text:p>
              </text:list-header>
            </text:list>
          </draw:text-box>
        </draw:frame>
        <draw:frame presentation:style-name="pr6" draw:text-style-name="P7" draw:layer="layout" svg:width="27cm" svg:height="2.486cm" svg:x="-0.4cm" svg:y="8.514cm" presentation:class="outline" presentation:user-transformed="true">
          <draw:text-box>
            <text:list text:style-name="L2">
              <text:list-header>
                <text:p text:style-name="P7"><text:span text:style-name="T5">R</text:span><text:span text:style-name="T7">m</text:span><text:span text:style-name="T9">n </text:span><text:span text:style-name="T8">(</text:span><text:span text:style-name="T33">ρ) = </text:span><text:span text:style-name="T33">∑ </text:span><text:span text:style-name="T34">((-1) </text:span><text:span text:style-name="T35">s </text:span><text:span text:style-name="T34">(n-s)!)</text:span><text:span text:style-name="T33"> /</text:span><text:span text:style-name="T36">((s! (((n + m)/2 ) – s) ! ( ((n – m) / 2) – s) ! ) </text:span><text:span text:style-name="T37">ρ</text:span><text:span text:style-name="T38">n - 2s</text:span></text:p>
              </text:list-header>
            </text:list>
          </draw:text-box>
        </draw:frame>
        <draw:frame draw:style-name="gr12" draw:layer="layout" svg:width="2.547cm" svg:height="0.962cm" svg:x="3.053cm" svg:y="7.4cm">
          <draw:text-box>
            <text:p>(n-m)/2</text:p>
          </draw:text-box>
        </draw:frame>
        <draw:frame draw:style-name="gr12" draw:layer="layout" svg:width="1.543cm" svg:height="0.962cm" svg:x="3.657cm" svg:y="9.238cm">
          <draw:text-box>
            <text:p>s=0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DejaVu Sans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5-28T17:03:31.706066322</meta:creation-date>
    <meta:generator>LibreOffice/4.2.8.2$Linux_X86_64 LibreOffice_project/420m0$Build-2</meta:generator>
    <dc:date>2015-06-01T17:02:20.604943090</dc:date>
    <dc:creator>exopole </dc:creator>
    <meta:editing-duration>PT5H14M27S</meta:editing-duration>
    <meta:editing-cycles>16</meta:editing-cycles>
    <meta:document-statistic meta:object-count="123"/>
  </office:meta>
</office:document-meta>
</file>